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1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1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0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0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0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1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8-1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6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5-0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4-02-2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3-12-2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3-10-0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3-08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3-06-0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3-04-0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3-03-0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3-02-2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2-12-1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2-10-1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2-08-1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2-06-2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2-04-2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2-02-2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1-12-2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1-10-0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1-08-1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1-06-2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1-04-2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1-02-24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0-12-1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0-10-2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0-08-2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0-07-0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0-05-0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0-02-2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20-01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9-12-1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9-10-1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9-08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9-06-2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9-04-2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9-02-1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8-12-1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8-11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8-10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8-09-1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8-08-0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8-06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8-04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8-02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7-12-1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7-11-0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7-08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7-06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7-04-2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7-02-1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6-12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6-10-1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6-08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6-06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6-06-0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6-04-0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6-02-0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5-12-0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5-10-1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5-08-1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5-08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5-06-2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5-05-0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5-03-0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5-01-0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4-11-0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4-09-0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4-08-28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4-07-3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4-05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4-03-1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4-01-1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3-11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3-09-1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3-06-0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3-04-0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3-01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2-12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2-10-26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2-08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2-05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2-04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2-01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1-11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1-10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1-08-03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1-06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1-04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1-02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0-12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0-10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0-08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0-06-1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0-05-0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0-04-1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10-02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9-12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9-10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9-08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9-06-1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9-04-2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9-02-0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8-12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8-10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8-08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8-06-04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8-04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8-02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7-12-0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7-11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7-09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7-07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7-05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7-03-0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7-01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6-10-03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6-08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6-05-0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6-03-0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6-01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5-10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33078370801</text:p>
          </table:table-cell>
          <table:table-cell office:value-type="string" calcext:value-type="string">
            <text:p>Hrd-0301</text:p>
          </table:table-cell>
          <table:table-cell office:value-type="string" calcext:value-type="string">
            <text:p>2004-02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28" meta:object-count="0"/>
    <meta:user-defined meta:name="AppVersion">3.0</meta:user-defined>
  </office:meta>
</office:document-meta>
</file>